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106.7</text:p>
          </table:table-cell>
          <table:table-cell table:formula="of:=[.B2]" office:value-type="string" office:string-value="106.7" calcext:value-type="string">
            <text:p>10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90.3</text:p>
          </table:table-cell>
          <table:table-cell table:formula="of:=[.B3]" office:value-type="string" office:string-value="90.3" calcext:value-type="string">
            <text:p>9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l.html" xlink:type="simple">Greenland</text:a> </text:p>
          </table:table-cell>
          <table:table-cell office:value-type="string" calcext:value-type="string">
            <text:p>77.4</text:p>
          </table:table-cell>
          <table:table-cell table:formula="of:=[.B4]" office:value-type="string" office:string-value="77.4" calcext:value-type="string">
            <text:p>7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76.8</text:p>
          </table:table-cell>
          <table:table-cell table:formula="of:=[.B5]" office:value-type="string" office:string-value="76.8" calcext:value-type="string">
            <text:p>7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69.0</text:p>
          </table:table-cell>
          <table:table-cell table:formula="of:=[.B6]" office:value-type="string" office:string-value="69.0" calcext:value-type="string">
            <text:p>6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66.1</text:p>
          </table:table-cell>
          <table:table-cell table:formula="of:=[.B7]" office:value-type="string" office:string-value="66.1" calcext:value-type="string">
            <text:p>6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65.2</text:p>
          </table:table-cell>
          <table:table-cell table:formula="of:=[.B8]" office:value-type="string" office:string-value="65.2" calcext:value-type="string">
            <text:p>6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58.1</text:p>
          </table:table-cell>
          <table:table-cell table:formula="of:=[.B9]" office:value-type="string" office:string-value="58.1" calcext:value-type="string">
            <text:p>5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54.4</text:p>
          </table:table-cell>
          <table:table-cell table:formula="of:=[.B10]" office:value-type="string" office:string-value="54.4" calcext:value-type="string">
            <text:p>5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53.8</text:p>
          </table:table-cell>
          <table:table-cell table:formula="of:=[.B11]" office:value-type="string" office:string-value="53.8" calcext:value-type="string">
            <text:p>5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53.1</text:p>
          </table:table-cell>
          <table:table-cell table:formula="of:=[.B12]" office:value-type="string" office:string-value="53.1" calcext:value-type="string">
            <text:p>5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53.0</text:p>
          </table:table-cell>
          <table:table-cell table:formula="of:=[.B13]" office:value-type="string" office:string-value="53.0" calcext:value-type="string">
            <text:p>53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52.6</text:p>
          </table:table-cell>
          <table:table-cell table:formula="of:=[.B14]" office:value-type="string" office:string-value="52.6" calcext:value-type="string">
            <text:p>5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y.html" xlink:type="simple">Libya</text:a> </text:p>
          </table:table-cell>
          <table:table-cell office:value-type="string" calcext:value-type="string">
            <text:p>51.6</text:p>
          </table:table-cell>
          <table:table-cell table:formula="of:=[.B15]" office:value-type="string" office:string-value="51.6" calcext:value-type="string">
            <text:p>51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51.3</text:p>
          </table:table-cell>
          <table:table-cell table:formula="of:=[.B16]" office:value-type="string" office:string-value="51.3" calcext:value-type="string">
            <text:p>5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50.6</text:p>
          </table:table-cell>
          <table:table-cell table:formula="of:=[.B17]" office:value-type="string" office:string-value="50.6" calcext:value-type="string">
            <text:p>5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48.8</text:p>
          </table:table-cell>
          <table:table-cell table:formula="of:=[.B18]" office:value-type="string" office:string-value="48.8" calcext:value-type="string">
            <text:p>4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48.3</text:p>
          </table:table-cell>
          <table:table-cell table:formula="of:=[.B19]" office:value-type="string" office:string-value="48.3" calcext:value-type="string">
            <text:p>4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v.html" xlink:type="simple">Anguilla</text:a> </text:p>
          </table:table-cell>
          <table:table-cell office:value-type="string" calcext:value-type="string">
            <text:p>46.7</text:p>
          </table:table-cell>
          <table:table-cell table:formula="of:=[.B20]" office:value-type="string" office:string-value="46.7" calcext:value-type="string">
            <text:p>4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46.6</text:p>
          </table:table-cell>
          <table:table-cell table:formula="of:=[.B21]" office:value-type="string" office:string-value="46.6" calcext:value-type="string">
            <text:p>4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46.1</text:p>
          </table:table-cell>
          <table:table-cell table:formula="of:=[.B22]" office:value-type="string" office:string-value="46.1" calcext:value-type="string">
            <text:p>4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45.0</text:p>
          </table:table-cell>
          <table:table-cell table:formula="of:=[.B23]" office:value-type="string" office:string-value="45.0" calcext:value-type="string">
            <text:p>45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44.5</text:p>
          </table:table-cell>
          <table:table-cell table:formula="of:=[.B24]" office:value-type="string" office:string-value="44.5" calcext:value-type="string">
            <text:p>4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44.4</text:p>
          </table:table-cell>
          <table:table-cell table:formula="of:=[.B25]" office:value-type="string" office:string-value="44.4" calcext:value-type="string">
            <text:p>4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44.2</text:p>
          </table:table-cell>
          <table:table-cell table:formula="of:=[.B26]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44.0</text:p>
          </table:table-cell>
          <table:table-cell table:formula="of:=[.B27]" office:value-type="string" office:string-value="44.0" calcext:value-type="string">
            <text:p>44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43.4</text:p>
          </table:table-cell>
          <table:table-cell table:formula="of:=[.B28]" office:value-type="string" office:string-value="43.4" calcext:value-type="string">
            <text:p>4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43.1</text:p>
          </table:table-cell>
          <table:table-cell table:formula="of:=[.B29]" office:value-type="string" office:string-value="43.1" calcext:value-type="string">
            <text:p>4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42.9</text:p>
          </table:table-cell>
          <table:table-cell table:formula="of:=[.B30]" office:value-type="string" office:string-value="42.9" calcext:value-type="string">
            <text:p>4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42.7</text:p>
          </table:table-cell>
          <table:table-cell table:formula="of:=[.B31]" office:value-type="string" office:string-value="42.7" calcext:value-type="string">
            <text:p>4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42.4</text:p>
          </table:table-cell>
          <table:table-cell table:formula="of:=[.B32]" office:value-type="string" office:string-value="42.4" calcext:value-type="string">
            <text:p>42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41.8</text:p>
          </table:table-cell>
          <table:table-cell table:formula="of:=[.B33]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41.0</text:p>
          </table:table-cell>
          <table:table-cell table:formula="of:=[.B34]" office:value-type="string" office:string-value="41.0" calcext:value-type="string">
            <text:p>41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40.9</text:p>
          </table:table-cell>
          <table:table-cell table:formula="of:=[.B35]" office:value-type="string" office:string-value="40.9" calcext:value-type="string">
            <text:p>4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40.7</text:p>
          </table:table-cell>
          <table:table-cell table:formula="of:=[.B36]" office:value-type="string" office:string-value="40.7" calcext:value-type="string">
            <text:p>40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40.6</text:p>
          </table:table-cell>
          <table:table-cell table:formula="of:=[.B37]" office:value-type="string" office:string-value="40.6" calcext:value-type="string">
            <text:p>40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40.5</text:p>
          </table:table-cell>
          <table:table-cell table:formula="of:=[.B38]" office:value-type="string" office:string-value="40.5" calcext:value-type="string">
            <text:p>4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40.4</text:p>
          </table:table-cell>
          <table:table-cell table:formula="of:=[.B39]" office:value-type="string" office:string-value="40.4" calcext:value-type="string">
            <text:p>4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39.9</text:p>
          </table:table-cell>
          <table:table-cell table:formula="of:=[.B40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39.9</text:p>
          </table:table-cell>
          <table:table-cell table:formula="of:=[.B41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39.9</text:p>
          </table:table-cell>
          <table:table-cell table:formula="of:=[.B42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39.8</text:p>
          </table:table-cell>
          <table:table-cell table:formula="of:=[.B43]" office:value-type="string" office:string-value="39.8" calcext:value-type="string">
            <text:p>3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39.7</text:p>
          </table:table-cell>
          <table:table-cell table:formula="of:=[.B44]" office:value-type="string" office:string-value="39.7" calcext:value-type="string">
            <text:p>3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39.6</text:p>
          </table:table-cell>
          <table:table-cell table:formula="of:=[.B45]" office:value-type="string" office:string-value="39.6" calcext:value-type="string">
            <text:p>3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39.5</text:p>
          </table:table-cell>
          <table:table-cell table:formula="of:=[.B46]" office:value-type="string" office:string-value="39.5" calcext:value-type="string">
            <text:p>3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p.html" xlink:type="simple">French Polynesia</text:a> </text:p>
          </table:table-cell>
          <table:table-cell office:value-type="string" calcext:value-type="string">
            <text:p>39.4</text:p>
          </table:table-cell>
          <table:table-cell table:formula="of:=[.B47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39.4</text:p>
          </table:table-cell>
          <table:table-cell table:formula="of:=[.B48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39.3</text:p>
          </table:table-cell>
          <table:table-cell table:formula="of:=[.B49]" office:value-type="string" office:string-value="39.3" calcext:value-type="string">
            <text:p>3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39.1</text:p>
          </table:table-cell>
          <table:table-cell table:formula="of:=[.B50]" office:value-type="string" office:string-value="39.1" calcext:value-type="string">
            <text:p>3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i.html" xlink:type="simple">British Virgin Islands</text:a> </text:p>
          </table:table-cell>
          <table:table-cell office:value-type="string" calcext:value-type="string">
            <text:p>38.9</text:p>
          </table:table-cell>
          <table:table-cell table:formula="of:=[.B51]" office:value-type="string" office:string-value="38.9" calcext:value-type="string">
            <text:p>3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j.html" xlink:type="simple">Cayman Islands</text:a> </text:p>
          </table:table-cell>
          <table:table-cell office:value-type="string" calcext:value-type="string">
            <text:p>38.9</text:p>
          </table:table-cell>
          <table:table-cell table:formula="of:=[.B52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37.9</text:p>
          </table:table-cell>
          <table:table-cell table:formula="of:=[.B53]" office:value-type="string" office:string-value="37.9" calcext:value-type="string">
            <text:p>3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q.html" xlink:type="simple">American Samoa</text:a> </text:p>
          </table:table-cell>
          <table:table-cell office:value-type="string" calcext:value-type="string">
            <text:p>37.8</text:p>
          </table:table-cell>
          <table:table-cell table:formula="of:=[.B54]" office:value-type="string" office:string-value="37.8" calcext:value-type="string">
            <text:p>3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37.5</text:p>
          </table:table-cell>
          <table:table-cell table:formula="of:=[.B55]" office:value-type="string" office:string-value="37.5" calcext:value-type="string">
            <text:p>37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37.2</text:p>
          </table:table-cell>
          <table:table-cell table:formula="of:=[.B56]" office:value-type="string" office:string-value="37.2" calcext:value-type="string">
            <text:p>3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36.8</text:p>
          </table:table-cell>
          <table:table-cell table:formula="of:=[.B57]" office:value-type="string" office:string-value="36.8" calcext:value-type="string">
            <text:p>3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35.7</text:p>
          </table:table-cell>
          <table:table-cell table:formula="of:=[.B58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35.7</text:p>
          </table:table-cell>
          <table:table-cell table:formula="of:=[.B59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35.7</text:p>
          </table:table-cell>
          <table:table-cell table:formula="of:=[.B60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35.7</text:p>
          </table:table-cell>
          <table:table-cell table:formula="of:=[.B61]" office:value-type="string" office:string-value="35.7" calcext:value-type="string">
            <text:p>3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35.5</text:p>
          </table:table-cell>
          <table:table-cell table:formula="of:=[.B62]" office:value-type="string" office:string-value="35.5" calcext:value-type="string">
            <text:p>3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35.3</text:p>
          </table:table-cell>
          <table:table-cell table:formula="of:=[.B63]" office:value-type="string" office:string-value="35.3" calcext:value-type="string">
            <text:p>3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35.2</text:p>
          </table:table-cell>
          <table:table-cell table:formula="of:=[.B64]" office:value-type="string" office:string-value="35.2" calcext:value-type="string">
            <text:p>3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34.9</text:p>
          </table:table-cell>
          <table:table-cell table:formula="of:=[.B65]" office:value-type="string" office:string-value="34.9" calcext:value-type="string">
            <text:p>3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33.7</text:p>
          </table:table-cell>
          <table:table-cell table:formula="of:=[.B66]" office:value-type="string" office:string-value="33.7" calcext:value-type="string">
            <text:p>3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k.html" xlink:type="simple">Falkland Islands (Islas Malvinas)</text:a> </text:p>
          </table:table-cell>
          <table:table-cell office:value-type="string" calcext:value-type="string">
            <text:p>32.5</text:p>
          </table:table-cell>
          <table:table-cell table:formula="of:=[.B67]" office:value-type="string" office:string-value="32.5" calcext:value-type="string">
            <text:p>3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32.3</text:p>
          </table:table-cell>
          <table:table-cell table:formula="of:=[.B68]" office:value-type="string" office:string-value="32.3" calcext:value-type="string">
            <text:p>3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32.2</text:p>
          </table:table-cell>
          <table:table-cell table:formula="of:=[.B69]" office:value-type="string" office:string-value="32.2" calcext:value-type="string">
            <text:p>32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32.0</text:p>
          </table:table-cell>
          <table:table-cell table:formula="of:=[.B70]" office:value-type="string" office:string-value="32.0" calcext:value-type="string">
            <text:p>32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31.9</text:p>
          </table:table-cell>
          <table:table-cell table:formula="of:=[.B71]" office:value-type="string" office:string-value="31.9" calcext:value-type="string">
            <text:p>3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31.8</text:p>
          </table:table-cell>
          <table:table-cell table:formula="of:=[.B72]" office:value-type="string" office:string-value="31.8" calcext:value-type="string">
            <text:p>3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q.html" xlink:type="simple">Northern Mariana Islands</text:a> </text:p>
          </table:table-cell>
          <table:table-cell office:value-type="string" calcext:value-type="string">
            <text:p>31.4</text:p>
          </table:table-cell>
          <table:table-cell table:formula="of:=[.B73]" office:value-type="string" office:string-value="31.4" calcext:value-type="string">
            <text:p>3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31.3</text:p>
          </table:table-cell>
          <table:table-cell table:formula="of:=[.B74]" office:value-type="string" office:string-value="31.3" calcext:value-type="string">
            <text:p>3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31.2</text:p>
          </table:table-cell>
          <table:table-cell table:formula="of:=[.B75]" office:value-type="string" office:string-value="31.2" calcext:value-type="string">
            <text:p>3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30.5</text:p>
          </table:table-cell>
          <table:table-cell table:formula="of:=[.B76]" office:value-type="string" office:string-value="30.5" calcext:value-type="string">
            <text:p>30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o.html" xlink:type="simple">Faroe Islands</text:a> </text:p>
          </table:table-cell>
          <table:table-cell office:value-type="string" calcext:value-type="string">
            <text:p>30.2</text:p>
          </table:table-cell>
          <table:table-cell table:formula="of:=[.B77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30.2</text:p>
          </table:table-cell>
          <table:table-cell table:formula="of:=[.B78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29.9</text:p>
          </table:table-cell>
          <table:table-cell table:formula="of:=[.B79]" office:value-type="string" office:string-value="29.9" calcext:value-type="string">
            <text:p>29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29.8</text:p>
          </table:table-cell>
          <table:table-cell table:formula="of:=[.B80]" office:value-type="string" office:string-value="29.8" calcext:value-type="string">
            <text:p>29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29.7</text:p>
          </table:table-cell>
          <table:table-cell table:formula="of:=[.B81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29.7</text:p>
          </table:table-cell>
          <table:table-cell table:formula="of:=[.B82]" office:value-type="string" office:string-value="29.7" calcext:value-type="string">
            <text:p>29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29.4</text:p>
          </table:table-cell>
          <table:table-cell table:formula="of:=[.B83]" office:value-type="string" office:string-value="29.4" calcext:value-type="string">
            <text:p>29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29.3</text:p>
          </table:table-cell>
          <table:table-cell table:formula="of:=[.B84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29.3</text:p>
          </table:table-cell>
          <table:table-cell table:formula="of:=[.B85]" office:value-type="string" office:string-value="29.3" calcext:value-type="string">
            <text:p>29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c.html" xlink:type="simple">Macau</text:a> </text:p>
          </table:table-cell>
          <table:table-cell office:value-type="string" calcext:value-type="string">
            <text:p>29.2</text:p>
          </table:table-cell>
          <table:table-cell table:formula="of:=[.B86]" office:value-type="string" office:string-value="29.2" calcext:value-type="string">
            <text:p>2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29.0</text:p>
          </table:table-cell>
          <table:table-cell table:formula="of:=[.B87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29.0</text:p>
          </table:table-cell>
          <table:table-cell table:formula="of:=[.B88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k.html" xlink:type="simple">Macedonia</text:a> </text:p>
          </table:table-cell>
          <table:table-cell office:value-type="string" calcext:value-type="string">
            <text:p>29.0</text:p>
          </table:table-cell>
          <table:table-cell table:formula="of:=[.B89]" office:value-type="string" office:string-value="29.0" calcext:value-type="string">
            <text:p>2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q.html" xlink:type="simple">Virgin Islands</text:a> </text:p>
          </table:table-cell>
          <table:table-cell office:value-type="string" calcext:value-type="string">
            <text:p>28.9</text:p>
          </table:table-cell>
          <table:table-cell table:formula="of:=[.B90]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28.8</text:p>
          </table:table-cell>
          <table:table-cell table:formula="of:=[.B91]" office:value-type="string" office:string-value="28.8" calcext:value-type="string">
            <text:p>28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28.7</text:p>
          </table:table-cell>
          <table:table-cell table:formula="of:=[.B92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28.7</text:p>
          </table:table-cell>
          <table:table-cell table:formula="of:=[.B93]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28.7</text:p>
          </table:table-cell>
          <table:table-cell table:formula="of:=[.B94]" office:value-type="string" office:string-value="28.7" calcext:value-type="string">
            <text:p>28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28.6</text:p>
          </table:table-cell>
          <table:table-cell table:formula="of:=[.B95]" office:value-type="string" office:string-value="28.6" calcext:value-type="string">
            <text:p>28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28.2</text:p>
          </table:table-cell>
          <table:table-cell table:formula="of:=[.B96]" office:value-type="string" office:string-value="28.2" calcext:value-type="string">
            <text:p>2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28.1</text:p>
          </table:table-cell>
          <table:table-cell table:formula="of:=[.B97]" office:value-type="string" office:string-value="28.1" calcext:value-type="string">
            <text:p>28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28.0</text:p>
          </table:table-cell>
          <table:table-cell table:formula="of:=[.B98]" office:value-type="string" office:string-value="28.0" calcext:value-type="string">
            <text:p>28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27.8</text:p>
          </table:table-cell>
          <table:table-cell table:formula="of:=[.B99]" office:value-type="string" office:string-value="27.8" calcext:value-type="string">
            <text:p>2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27.6</text:p>
          </table:table-cell>
          <table:table-cell table:formula="of:=[.B100]" office:value-type="string" office:string-value="27.6" calcext:value-type="string">
            <text:p>2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27.4</text:p>
          </table:table-cell>
          <table:table-cell table:formula="of:=[.B101]" office:value-type="string" office:string-value="27.4" calcext:value-type="string">
            <text:p>2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27.2</text:p>
          </table:table-cell>
          <table:table-cell table:formula="of:=[.B102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27.2</text:p>
          </table:table-cell>
          <table:table-cell table:formula="of:=[.B103]" office:value-type="string" office:string-value="27.2" calcext:value-type="string">
            <text:p>27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27.1</text:p>
          </table:table-cell>
          <table:table-cell table:formula="of:=[.B104]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b.html" xlink:type="simple">Saint Pierre and Miquelon</text:a> </text:p>
          </table:table-cell>
          <table:table-cell office:value-type="string" calcext:value-type="string">
            <text:p>26.8</text:p>
          </table:table-cell>
          <table:table-cell table:formula="of:=[.B105]" office:value-type="string" office:string-value="26.8" calcext:value-type="string">
            <text:p>2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26.7</text:p>
          </table:table-cell>
          <table:table-cell table:formula="of:=[.B106]" office:value-type="string" office:string-value="26.7" calcext:value-type="string">
            <text:p>2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26.6</text:p>
          </table:table-cell>
          <table:table-cell table:formula="of:=[.B107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26.6</text:p>
          </table:table-cell>
          <table:table-cell table:formula="of:=[.B108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26.6</text:p>
          </table:table-cell>
          <table:table-cell table:formula="of:=[.B109]" office:value-type="string" office:string-value="26.6" calcext:value-type="string">
            <text:p>2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26.5</text:p>
          </table:table-cell>
          <table:table-cell table:formula="of:=[.B110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26.5</text:p>
          </table:table-cell>
          <table:table-cell table:formula="of:=[.B111]" office:value-type="string" office:string-value="26.5" calcext:value-type="string">
            <text:p>2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26.4</text:p>
          </table:table-cell>
          <table:table-cell table:formula="of:=[.B112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26.4</text:p>
          </table:table-cell>
          <table:table-cell table:formula="of:=[.B113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26.4</text:p>
          </table:table-cell>
          <table:table-cell table:formula="of:=[.B114]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26.2</text:p>
          </table:table-cell>
          <table:table-cell table:formula="of:=[.B115]" office:value-type="string" office:string-value="26.2" calcext:value-type="string">
            <text:p>26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26.0</text:p>
          </table:table-cell>
          <table:table-cell table:formula="of:=[.B116]" office:value-type="string" office:string-value="26.0" calcext:value-type="string">
            <text:p>2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25.8</text:p>
          </table:table-cell>
          <table:table-cell table:formula="of:=[.B117]" office:value-type="string" office:string-value="25.8" calcext:value-type="string">
            <text:p>2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25.3</text:p>
          </table:table-cell>
          <table:table-cell table:formula="of:=[.B118]" office:value-type="string" office:string-value="25.3" calcext:value-type="string">
            <text:p>2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a.html" xlink:type="simple">Aruba</text:a> </text:p>
          </table:table-cell>
          <table:table-cell office:value-type="string" calcext:value-type="string">
            <text:p>25.2</text:p>
          </table:table-cell>
          <table:table-cell table:formula="of:=[.B119]" office:value-type="string" office:string-value="25.2" calcext:value-type="string">
            <text:p>2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24.8</text:p>
          </table:table-cell>
          <table:table-cell table:formula="of:=[.B120]" office:value-type="string" office:string-value="24.8" calcext:value-type="string">
            <text:p>2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24.7</text:p>
          </table:table-cell>
          <table:table-cell table:formula="of:=[.B121]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24.5</text:p>
          </table:table-cell>
          <table:table-cell table:formula="of:=[.B122]" office:value-type="string" office:string-value="24.5" calcext:value-type="string">
            <text:p>2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23.8</text:p>
          </table:table-cell>
          <table:table-cell table:formula="of:=[.B123]" office:value-type="string" office:string-value="23.8" calcext:value-type="string">
            <text:p>2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23.7</text:p>
          </table:table-cell>
          <table:table-cell table:formula="of:=[.B124]" office:value-type="string" office:string-value="23.7" calcext:value-type="string">
            <text:p>23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23.6</text:p>
          </table:table-cell>
          <table:table-cell table:formula="of:=[.B125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23.6</text:p>
          </table:table-cell>
          <table:table-cell table:formula="of:=[.B126]" office:value-type="string" office:string-value="23.6" calcext:value-type="string">
            <text:p>2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23.5</text:p>
          </table:table-cell>
          <table:table-cell table:formula="of:=[.B127]" office:value-type="string" office:string-value="23.5" calcext:value-type="string">
            <text:p>2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i.html" xlink:type="simple">Gibraltar</text:a> </text:p>
          </table:table-cell>
          <table:table-cell office:value-type="string" calcext:value-type="string">
            <text:p>23.3</text:p>
          </table:table-cell>
          <table:table-cell table:formula="of:=[.B128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k.html" xlink:type="simple">Hong Kong</text:a> </text:p>
          </table:table-cell>
          <table:table-cell office:value-type="string" calcext:value-type="string">
            <text:p>23.2</text:p>
          </table:table-cell>
          <table:table-cell table:formula="of:=[.B129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23.2</text:p>
          </table:table-cell>
          <table:table-cell table:formula="of:=[.B130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22.9</text:p>
          </table:table-cell>
          <table:table-cell table:formula="of:=[.B131]" office:value-type="string" office:string-value="22.9" calcext:value-type="string">
            <text:p>2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22.7</text:p>
          </table:table-cell>
          <table:table-cell table:formula="of:=[.B132]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22.5</text:p>
          </table:table-cell>
          <table:table-cell table:formula="of:=[.B133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22.5</text:p>
          </table:table-cell>
          <table:table-cell table:formula="of:=[.B134]" office:value-type="string" office:string-value="22.5" calcext:value-type="string">
            <text:p>2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22.3</text:p>
          </table:table-cell>
          <table:table-cell table:formula="of:=[.B135]" office:value-type="string" office:string-value="22.3" calcext:value-type="string">
            <text:p>2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21.7</text:p>
          </table:table-cell>
          <table:table-cell table:formula="of:=[.B136]" office:value-type="string" office:string-value="21.7" calcext:value-type="string">
            <text:p>21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21.5</text:p>
          </table:table-cell>
          <table:table-cell table:formula="of:=[.B137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21.5</text:p>
          </table:table-cell>
          <table:table-cell table:formula="of:=[.B138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21.5</text:p>
          </table:table-cell>
          <table:table-cell table:formula="of:=[.B139]" office:value-type="string" office:string-value="21.5" calcext:value-type="string">
            <text:p>2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q.html" xlink:type="simple">Guam</text:a> </text:p>
          </table:table-cell>
          <table:table-cell office:value-type="string" calcext:value-type="string">
            <text:p>21.4</text:p>
          </table:table-cell>
          <table:table-cell table:formula="of:=[.B140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21.4</text:p>
          </table:table-cell>
          <table:table-cell table:formula="of:=[.B141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21.3</text:p>
          </table:table-cell>
          <table:table-cell table:formula="of:=[.B142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21.3</text:p>
          </table:table-cell>
          <table:table-cell table:formula="of:=[.B143]" office:value-type="string" office:string-value="21.3" calcext:value-type="string">
            <text:p>2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21.2</text:p>
          </table:table-cell>
          <table:table-cell table:formula="of:=[.B144]" office:value-type="string" office:string-value="21.2" calcext:value-type="string">
            <text:p>2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20.9</text:p>
          </table:table-cell>
          <table:table-cell table:formula="of:=[.B145]" office:value-type="string" office:string-value="20.9" calcext:value-type="string">
            <text:p>20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20.8</text:p>
          </table:table-cell>
          <table:table-cell table:formula="of:=[.B146]" office:value-type="string" office:string-value="20.8" calcext:value-type="string">
            <text:p>2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office:value-type="string" calcext:value-type="string">
            <text:p>20.6</text:p>
          </table:table-cell>
          <table:table-cell table:formula="of:=[.B147]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c.html" xlink:type="simple">New Caledonia</text:a> </text:p>
          </table:table-cell>
          <table:table-cell office:value-type="string" calcext:value-type="string">
            <text:p>20.4</text:p>
          </table:table-cell>
          <table:table-cell table:formula="of:=[.B148]" office:value-type="string" office:string-value="20.4" calcext:value-type="string">
            <text:p>20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20.3</text:p>
          </table:table-cell>
          <table:table-cell table:formula="of:=[.B149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20.3</text:p>
          </table:table-cell>
          <table:table-cell table:formula="of:=[.B150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20.3</text:p>
          </table:table-cell>
          <table:table-cell table:formula="of:=[.B151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20.3</text:p>
          </table:table-cell>
          <table:table-cell table:formula="of:=[.B152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20.1</text:p>
          </table:table-cell>
          <table:table-cell table:formula="of:=[.B153]" office:value-type="string" office:string-value="20.1" calcext:value-type="string">
            <text:p>20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20.0</text:p>
          </table:table-cell>
          <table:table-cell table:formula="of:=[.B154]" office:value-type="string" office:string-value="20.0" calcext:value-type="string">
            <text:p>20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19.6</text:p>
          </table:table-cell>
          <table:table-cell table:formula="of:=[.B155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19.6</text:p>
          </table:table-cell>
          <table:table-cell table:formula="of:=[.B156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19.1</text:p>
          </table:table-cell>
          <table:table-cell table:formula="of:=[.B157]" office:value-type="string" office:string-value="19.1" calcext:value-type="string">
            <text:p>19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18.9</text:p>
          </table:table-cell>
          <table:table-cell table:formula="of:=[.B158]" office:value-type="string" office:string-value="18.9" calcext:value-type="string">
            <text:p>1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18.5</text:p>
          </table:table-cell>
          <table:table-cell table:formula="of:=[.B159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18.5</text:p>
          </table:table-cell>
          <table:table-cell table:formula="of:=[.B160]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18.4</text:p>
          </table:table-cell>
          <table:table-cell table:formula="of:=[.B161]" office:value-type="string" office:string-value="18.4" calcext:value-type="string">
            <text:p>18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18.3</text:p>
          </table:table-cell>
          <table:table-cell table:formula="of:=[.B162]" office:value-type="string" office:string-value="18.3" calcext:value-type="string">
            <text:p>18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18.2</text:p>
          </table:table-cell>
          <table:table-cell table:formula="of:=[.B163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18.2</text:p>
          </table:table-cell>
          <table:table-cell table:formula="of:=[.B164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17.9</text:p>
          </table:table-cell>
          <table:table-cell table:formula="of:=[.B165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17.9</text:p>
          </table:table-cell>
          <table:table-cell table:formula="of:=[.B166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17.6</text:p>
          </table:table-cell>
          <table:table-cell table:formula="of:=[.B167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17.6</text:p>
          </table:table-cell>
          <table:table-cell table:formula="of:=[.B168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17.6</text:p>
          </table:table-cell>
          <table:table-cell table:formula="of:=[.B169]" office:value-type="string" office:string-value="17.6" calcext:value-type="string">
            <text:p>1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17.4</text:p>
          </table:table-cell>
          <table:table-cell table:formula="of:=[.B170]" office:value-type="string" office:string-value="17.4" calcext:value-type="string">
            <text:p>17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17.3</text:p>
          </table:table-cell>
          <table:table-cell table:formula="of:=[.B171]" office:value-type="string" office:string-value="17.3" calcext:value-type="string">
            <text:p>17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17.1</text:p>
          </table:table-cell>
          <table:table-cell table:formula="of:=[.B172]" office:value-type="string" office:string-value="17.1" calcext:value-type="string">
            <text:p>17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17.0</text:p>
          </table:table-cell>
          <table:table-cell table:formula="of:=[.B173]" office:value-type="string" office:string-value="17.0" calcext:value-type="string">
            <text:p>17.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16.9</text:p>
          </table:table-cell>
          <table:table-cell table:formula="of:=[.B174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16.9</text:p>
          </table:table-cell>
          <table:table-cell table:formula="of:=[.B175]" office:value-type="string" office:string-value="16.9" calcext:value-type="string">
            <text:p>1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f.html" xlink:type="simple">Wallis and Futuna</text:a> </text:p>
          </table:table-cell>
          <table:table-cell office:value-type="string" calcext:value-type="string">
            <text:p>16.7</text:p>
          </table:table-cell>
          <table:table-cell table:formula="of:=[.B176]" office:value-type="string" office:string-value="16.7" calcext:value-type="string">
            <text:p>16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16.6</text:p>
          </table:table-cell>
          <table:table-cell table:formula="of:=[.B177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c.html" xlink:type="simple">Curacao</text:a> </text:p>
          </table:table-cell>
          <table:table-cell office:value-type="string" calcext:value-type="string">
            <text:p>16.6</text:p>
          </table:table-cell>
          <table:table-cell table:formula="of:=[.B178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16.6</text:p>
          </table:table-cell>
          <table:table-cell table:formula="of:=[.B179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e.html" xlink:type="simple">Jersey</text:a> </text:p>
          </table:table-cell>
          <table:table-cell office:value-type="string" calcext:value-type="string">
            <text:p>16.6</text:p>
          </table:table-cell>
          <table:table-cell table:formula="of:=[.B180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16.4</text:p>
          </table:table-cell>
          <table:table-cell table:formula="of:=[.B181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16.4</text:p>
          </table:table-cell>
          <table:table-cell table:formula="of:=[.B182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16.4</text:p>
          </table:table-cell>
          <table:table-cell table:formula="of:=[.B183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d.html" xlink:type="simple">Bermuda</text:a> </text:p>
          </table:table-cell>
          <table:table-cell office:value-type="string" calcext:value-type="string">
            <text:p>16.3</text:p>
          </table:table-cell>
          <table:table-cell table:formula="of:=[.B184]" office:value-type="string" office:string-value="16.3" calcext:value-type="string">
            <text:p>16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16.0</text:p>
          </table:table-cell>
          <table:table-cell table:formula="of:=[.B185]" office:value-type="string" office:string-value="16.0" calcext:value-type="string">
            <text:p>16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15.9</text:p>
          </table:table-cell>
          <table:table-cell table:formula="of:=[.B186]" office:value-type="string" office:string-value="15.9" calcext:value-type="string">
            <text:p>15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15.8</text:p>
          </table:table-cell>
          <table:table-cell table:formula="of:=[.B187]" office:value-type="string" office:string-value="15.8" calcext:value-type="string">
            <text:p>1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15.7</text:p>
          </table:table-cell>
          <table:table-cell table:formula="of:=[.B188]" office:value-type="string" office:string-value="15.7" calcext:value-type="string">
            <text:p>1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15.6</text:p>
          </table:table-cell>
          <table:table-cell table:formula="of:=[.B189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15.6</text:p>
          </table:table-cell>
          <table:table-cell table:formula="of:=[.B190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15.4</text:p>
          </table:table-cell>
          <table:table-cell table:formula="of:=[.B191]" office:value-type="string" office:string-value="15.4" calcext:value-type="string">
            <text:p>1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15.3</text:p>
          </table:table-cell>
          <table:table-cell table:formula="of:=[.B192]" office:value-type="string" office:string-value="15.3" calcext:value-type="string">
            <text:p>1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15.2</text:p>
          </table:table-cell>
          <table:table-cell table:formula="of:=[.B193]" office:value-type="string" office:string-value="15.2" calcext:value-type="string">
            <text:p>1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15.2</text:p>
          </table:table-cell>
          <table:table-cell table:formula="of:=[.B194]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14.9</text:p>
          </table:table-cell>
          <table:table-cell table:formula="of:=[.B195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s.html" xlink:type="simple">Liechtenstein</text:a> </text:p>
          </table:table-cell>
          <table:table-cell office:value-type="string" calcext:value-type="string">
            <text:p>14.9</text:p>
          </table:table-cell>
          <table:table-cell table:formula="of:=[.B196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14.9</text:p>
          </table:table-cell>
          <table:table-cell table:formula="of:=[.B197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14.9</text:p>
          </table:table-cell>
          <table:table-cell table:formula="of:=[.B198]" office:value-type="string" office:string-value="14.9" calcext:value-type="string">
            <text:p>1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14.6</text:p>
          </table:table-cell>
          <table:table-cell table:formula="of:=[.B199]" office:value-type="string" office:string-value="14.6" calcext:value-type="string">
            <text:p>1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14.5</text:p>
          </table:table-cell>
          <table:table-cell table:formula="of:=[.B200]" office:value-type="string" office:string-value="14.5" calcext:value-type="string">
            <text:p>1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14.3</text:p>
          </table:table-cell>
          <table:table-cell table:formula="of:=[.B201]" office:value-type="string" office:string-value="14.3" calcext:value-type="string">
            <text:p>14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m.html" xlink:type="simple">Isle of Man</text:a> </text:p>
          </table:table-cell>
          <table:table-cell office:value-type="string" calcext:value-type="string">
            <text:p>14.2</text:p>
          </table:table-cell>
          <table:table-cell table:formula="of:=[.B202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14.2</text:p>
          </table:table-cell>
          <table:table-cell table:formula="of:=[.B203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13.9</text:p>
          </table:table-cell>
          <table:table-cell table:formula="of:=[.B204]" office:value-type="string" office:string-value="13.9" calcext:value-type="string">
            <text:p>1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13.8</text:p>
          </table:table-cell>
          <table:table-cell table:formula="of:=[.B205]" office:value-type="string" office:string-value="13.8" calcext:value-type="string">
            <text:p>1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13.5</text:p>
          </table:table-cell>
          <table:table-cell table:formula="of:=[.B206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13.5</text:p>
          </table:table-cell>
          <table:table-cell table:formula="of:=[.B207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e.html" xlink:type="simple">West Bank</text:a> </text:p>
          </table:table-cell>
          <table:table-cell office:value-type="string" calcext:value-type="string">
            <text:p>13.4</text:p>
          </table:table-cell>
          <table:table-cell table:formula="of:=[.B208]" office:value-type="string" office:string-value="13.4" calcext:value-type="string">
            <text:p>1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13.0</text:p>
          </table:table-cell>
          <table:table-cell table:formula="of:=[.B209]" office:value-type="string" office:string-value="13.0" calcext:value-type="string">
            <text:p>13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n.html" xlink:type="simple">Korea, North</text:a> </text:p>
          </table:table-cell>
          <table:table-cell office:value-type="string" calcext:value-type="string">
            <text:p>11.4</text:p>
          </table:table-cell>
          <table:table-cell table:formula="of:=[.B210]" office:value-type="string" office:string-value="11.4" calcext:value-type="string">
            <text:p>11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11.2</text:p>
          </table:table-cell>
          <table:table-cell table:formula="of:=[.B211]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11.2</text:p>
          </table:table-cell>
          <table:table-cell table:formula="of:=[.B212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10.8</text:p>
          </table:table-cell>
          <table:table-cell table:formula="of:=[.B213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10.8</text:p>
          </table:table-cell>
          <table:table-cell table:formula="of:=[.B214]" office:value-type="string" office:string-value="10.8" calcext:value-type="string">
            <text:p>10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9.6</text:p>
          </table:table-cell>
          <table:table-cell table:formula="of:=[.B215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9.2</text:p>
          </table:table-cell>
          <table:table-cell table:formula="of:=[.B216]" office:value-type="string" office:string-value="9.2" calcext:value-type="string">
            <text:p>9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9.0</text:p>
          </table:table-cell>
          <table:table-cell table:formula="of:=[.B217]" office:value-type="string" office:string-value="9.0" calcext:value-type="string">
            <text:p>9.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q.html" xlink:type="simple">Puerto Rico</text:a> </text:p>
          </table:table-cell>
          <table:table-cell office:value-type="string" calcext:value-type="string">
            <text:p>8.9</text:p>
          </table:table-cell>
          <table:table-cell table:formula="of:=[.B218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8.5</text:p>
          </table:table-cell>
          <table:table-cell table:formula="of:=[.B219]" office:value-type="string" office:string-value="8.5" calcext:value-type="string">
            <text:p>8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y.html" xlink:type="simple">Syria</text:a> </text:p>
          </table:table-cell>
          <table:table-cell office:value-type="string" calcext:value-type="string">
            <text:p>4.2</text:p>
          </table:table-cell>
          <table:table-cell table:formula="of:=[.B220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3.4</text:p>
          </table:table-cell>
          <table:table-cell table:formula="of:=[.B221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o.html" xlink:type="simple">Somalia</text:a> </text:p>
          </table:table-cell>
          <table:table-cell office:value-type="string" calcext:value-type="string">
            <text:p>2.1</text:p>
          </table:table-cell>
          <table:table-cell table:formula="of:=[.B222]" office:value-type="string" office:string-value="2.1" calcext:value-type="string">
            <text:p>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26:49.497000000</meta:creation-date>
    <dc:date>2023-07-20T10:28:21.708000000</dc:date>
    <meta:editing-duration>PT1M32S</meta:editing-duration>
    <meta:editing-cycles>1</meta:editing-cycles>
    <meta:document-statistic meta:table-count="1" meta:cell-count="665" meta:object-count="0"/>
    <meta:generator>LibreOffice/6.2.4.2$Windows_X86_64 LibreOffice_project/2412653d852ce75f65fbfa83fb7e7b669a126d64</meta:generator>
  </office:meta>
</office:document-meta>
</file>